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4cm"/>
    </style:style>
    <style:style style:name="co3" style:family="table-column">
      <style:table-column-properties fo:break-before="auto" style:column-width="4.436cm"/>
    </style:style>
    <style:style style:name="co4" style:family="table-column">
      <style:table-column-properties fo:break-before="auto" style:column-width="8.013cm"/>
    </style:style>
    <style:style style:name="co5" style:family="table-column">
      <style:table-column-properties fo:break-before="auto" style:column-width="9.686cm"/>
    </style:style>
    <style:style style:name="co6" style:family="table-column">
      <style:table-column-properties fo:break-before="auto" style:column-width="0.672cm"/>
    </style:style>
    <style:style style:name="co7" style:family="table-column">
      <style:table-column-properties fo:break-before="auto" style:column-width="8.858cm"/>
    </style:style>
    <style:style style:name="co8" style:family="table-column">
      <style:table-column-properties fo:break-before="auto" style:column-width="5.943cm"/>
    </style:style>
    <style:style style:name="co9" style:family="table-column">
      <style:table-column-properties fo:break-before="auto" style:column-width="6.085cm"/>
    </style:style>
    <style:style style:name="ro1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464cm" fo:break-before="auto" style:use-optimal-row-height="true"/>
    </style:style>
    <style:style style:name="ro4" style:family="table-row">
      <style:table-row-properties style:row-height="3.272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3.676cm" fo:break-before="auto" style:use-optimal-row-height="true"/>
    </style:style>
    <style:style style:name="ro10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background-color="#cccccc" fo:wrap-option="wrap"/>
    </style:style>
    <style:style style:name="ce17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eeeee" fo:wrap-option="wrap"/>
    </style:style>
    <style:style style:name="ce23" style:family="table-cell" style:parent-style-name="Default">
      <style:table-cell-properties fo:background-color="#069a2e" fo:wrap-option="wrap"/>
    </style:style>
    <style:style style:name="ce25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00a933" fo:wrap-option="wrap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transparent" fo:wrap-option="wrap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background-color="#000000" fo:wrap-option="wrap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000000" fo:wrap-option="wrap"/>
    </style:style>
    <style:style style:name="ce20" style:family="table-cell" style:parent-style-name="Default">
      <style:table-cell-properties fo:background-color="#eeeeee" fo:wrap-option="wrap"/>
    </style:style>
    <style:style style:name="ce21" style:family="table-cell" style:parent-style-name="Default">
      <style:table-cell-properties fo:background-color="#cccccc" fo:wrap-option="wrap"/>
    </style:style>
    <style:style style:name="ce22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ackground-color="#069a2e" fo:wrap-option="wrap"/>
    </style:style>
    <style:style style:name="ce26" style:family="table-cell" style:parent-style-name="Default">
      <style:table-cell-properties fo:background-color="#00a933" fo:wrap-option="wrap"/>
    </style:style>
    <style:style style:name="ce27" style:family="table-cell" style:parent-style-name="Default">
      <style:table-cell-properties fo:background-color="transparent" fo:wrap-option="wrap"/>
      <style:text-properties style:font-name="Liberation Serif" style:font-name-asian="Segoe UI" style:font-name-complex="Tahoma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 fo:wrap-option="wrap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6373" table:default-cell-style-name="Default"/>
        <table:table-row table:style-name="ro1">
          <table:table-cell table:style-name="ce18" office:value-type="string" calcext:value-type="string">
            <text:p>Rate Prio for monitoring/ anomalies</text:p>
          </table:table-cell>
          <table:table-cell/>
          <table:table-cell table:style-name="ce20" office:value-type="string" calcext:value-type="string">
            <text:p>Monitor Flags, Works on Terminal</text:p>
          </table:table-cell>
          <table:table-cell table:style-name="ce21" office:value-type="string" calcext:value-type="string">
            <text:p>Monitor Flags Works on Tmux</text:p>
          </table:table-cell>
          <table:table-cell table:style-name="ce18" office:value-type="string" calcext:value-type="string">
            <text:p>Command working on terminal, creating the logfile</text:p>
          </table:table-cell>
          <table:table-cell table:style-name="ce18" office:value-type="string" calcext:value-type="string">
            <text:p>Cron job command, working creating the logfile</text:p>
          </table:table-cell>
          <table:table-cell/>
          <table:table-cell table:style-name="ce18" office:value-type="string" calcext:value-type="string">
            <text:p>Command switch to standard, (from system metrics dok)</text:p>
          </table:table-cell>
          <table:table-cell table:style-name="ce18" office:value-type="string" calcext:value-type="string">
            <text:p>Anomaly 1 Terminal cmd</text:p>
          </table:table-cell>
          <table:table-cell table:style-name="ce18" office:value-type="string" calcext:value-type="string">
            <text:p>Anomaly 2 Terminal cmd</text:p>
          </table:table-cell>
          <table:table-cell table:style-name="ce18" office:value-type="string" calcext:value-type="string">
            <text:p>Anomaly 3 Terminal cmd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Default"/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sudo firewall-cmd --list-all | head -n 9</text:p>
          </table:table-cell>
          <table:table-cell table:style-name="ce21" office:value-type="string" calcext:value-type="string">
            <text:p>sudo firewall-cmd --list-all | head -n 9</text:p>
          </table:table-cell>
          <table:table-cell table:style-name="ce24" office:value-type="string" calcext:value-type="string">
            <text:p>bash -c 'source /home/user_999/Documents/SysMonitor/main_v4_development/cronrocks_v0.sh; log_command "/var/log/custom_logs/firewall_settings.log" "sudo firewall-cmd --list-all | head -n 9" "Firewall Settings" "1"'</text:p>
          </table:table-cell>
          <table:table-cell table:style-name="ce24" office:value-type="string" calcext:value-type="string">
            <text:p>* * * * * bash -c 'source /home/user_999/Documents/SysMonitor/main_v4_development/cronrocks_v0.sh; log_command '"'"'/var/log/custom_logs/firewall_settings.log'"'"' '"'"'sudo firewall-cmd --list-all | head -n 9'"'"' '"'"'Firewall Settings'"'"' '"'"'1'"'"''</text:p>
          </table:table-cell>
          <table:table-cell/>
          <table:table-cell table:style-name="ce24" office:value-type="string" calcext:value-type="string">
            <text:p>sudo firewall-cmd --remove-service=http --permanent</text:p>
            <text:p><text:span text:style-name="T2">sudo firewall-cmd –remove-service=ftp --permanent</text:span></text:p>
            <text:p/>
            <text:p>sudo firewall-cmd --remove-port=8080/tcp –permanent</text:p>
            <text:p/>
            <text:p>sudo firewall-cmd –reload</text:p>
          </table:table-cell>
          <table:table-cell table:style-name="ce24" office:value-type="string" calcext:value-type="string">
            <text:p>sudo firewall-cmd --add-service=ftp --permanent</text:p>
            <text:p/>
            <text:p>sudo firewall-cmd --reload</text:p>
            <text:p/>
            <text:p/>
          </table:table-cell>
          <table:table-cell table:style-name="ce18" office:value-type="string" calcext:value-type="string">
            <text:p><text:span text:style-name="T2">sudo firewall-cmd --add-port=9999/tcp --permanent</text:span></text:p>
            <text:p><text:span text:style-name="T2">sudo firewall-cmd --remove-port=9999/tcp --permanent</text:span></text:p>
            <text:p><text:span text:style-name="T2">sudo firewall-cmd –reload</text:span></text:p>
          </table:table-cell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systemctl status ssh | grep -E 'Active:|Loaded:|Main PID:|CGroup:' | head -n 4</text:p>
            <text:p/>
          </table:table-cell>
          <table:table-cell table:style-name="ce21" office:value-type="string" calcext:value-type="string">
            <text:p>systemctl status ssh | grep -E 'Active:|Loaded:|Main PID:|CGroup:' | head -n 4</text:p>
          </table:table-cell>
          <table:table-cell table:style-name="ce24" office:value-type="string" calcext:value-type="string">
            <text:p>bash -c 'source /home/user_999/Documents/SysMonitor/main_v4_development/cronrocks_v0.sh; log_command "/var/log/custom_logs/systemctl_ssh_status.log" "systemctl status ssh | grep -E \"Active:|Loaded:|Main PID:|CGroup:\" | head -n 4" "Systemctl SSH Status" "1"'</text:p>
            <text:p/>
          </table:table-cell>
          <table:table-cell table:style-name="ce24" office:value-type="string" calcext:value-type="string">
            <text:p>* * * * * bash -c 'source /home/user_999/Documents/SysMonitor/main_v4_development/cronrocks_v0.sh; log_command '"'"'/var/log/custom_logs/systemctl_ssh_status.log'"'"' '"'"'systemctl status ssh | grep -E "Active:|Loaded:|Main PID:|CGroup:" | head -n 4'"'"' '"'"'Systemctl SSH Status'"'"' '"'"'1'"'"''</text:p>
            <text:p/>
          </table:table-cell>
          <table:table-cell/>
          <table:table-cell table:style-name="ce24" office:value-type="string" calcext:value-type="string">
            <text:p>sudo systemctl enable ssh</text:p>
            <text:p>sudo systemctl restart ssh</text:p>
          </table:table-cell>
          <table:table-cell table:style-name="ce26" office:value-type="string" calcext:value-type="string">
            <text:p>sudo systemctl stop ssh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Default"/>
          <table:table-cell table:number-columns-repeated="16380"/>
        </table:table-row>
        <table:table-row table:style-name="ro5"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ip addr show up | awk '/^[0-9]+:/ {print $2} /link\/ether/ {print "  MAC:", $2} /inet / {print "  IP:", $2}'</text:p>
            <text:p/>
            <text:p/>
          </table:table-cell>
          <table:table-cell table:style-name="ce21" office:value-type="string" calcext:value-type="string">
            <text:p>ip addr show up | awk '/^[0-9]+:/ {print \$2} /link\\/ether/ {print \" <text:s/>MAC:\", \$2} /inet / {print \" <text:s/>IP:\", \$2}'</text:p>
          </table:table-cell>
          <table:table-cell table:style-name="ce24" office:value-type="string" calcext:value-type="string">
            <text:p>bash -c 'source /home/user_999/Documents/SysMonitor/main_v4_development/cronrocks_v0.sh; log_command "/var/log/custom_logs/network_interfaces.log" "ip addr show up | awk '\''/^[0-9]+:/ {print \$2} /link\\/ether/ {print \" <text:s/>MAC:\", \$2} /inet / {print \" <text:s/>IP:\", \$2} '\''" "Network Interfaces" "1"'</text:p>
          </table:table-cell>
          <table:table-cell table:style-name="ce24" office:value-type="string" calcext:value-type="string">
            <text:p>* * * * * bash -c 'source /home/user_999/Documents/SysMonitor/main_v4_development/cronrocks_v0.sh; log_command '"'"'/var/log/custom_logs/network_interfaces.log'"'"' '"'"'ip addr show up | awk "/^[0-9]+:/ {print \$2} /link\/ether/ {print \" <text:s/>MAC:\", \$2} /inet / {print \" <text:s/>IP:\", \$2}"'"'"' '"'"'Network Interfaces'"'"' '"'"'1'"'"''</text:p>
          </table:table-cell>
          <table:table-cell/>
          <table:table-cell table:style-name="ce24" office:value-type="string" calcext:value-type="string">
            <text:p><text:span text:style-name="T2">sudo ip link set docker0@ name docker0</text:span></text:p>
            <text:p>sudo ip addr del 172.17.0.22/16 dev docker0</text:p>
            <text:p><text:span text:style-name="T2">sudo ip addr del 255.255.255.255/16 dev docker0</text:span></text:p>
            <text:p/>
            <text:p>sudo ip link set dev docker0 address 02:42:a5:8a:1d:3b</text:p>
            <text:p/>
          </table:table-cell>
          <table:table-cell table:style-name="ce24" office:value-type="string" calcext:value-type="string">
            <text:p>sudo ip link set docker0@ name docker0</text:p>
            <text:p>sudo ip addr add 255.255.255.255/16 dev docker0</text:p>
          </table:table-cell>
          <table:table-cell table:style-name="ce24" office:value-type="string" calcext:value-type="string">
            <text:p>sudo ip link set docker0 name docker0@</text:p>
          </table:table-cell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number-columns-repeated="16380"/>
        </table:table-row>
        <table:table-row table:style-name="ro6"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cat /etc/timezone</text:p>
          </table:table-cell>
          <table:table-cell table:style-name="ce21" office:value-type="string" calcext:value-type="string">
            <text:p>cat /etc/timezone</text:p>
          </table:table-cell>
          <table:table-cell table:style-name="ce24" office:value-type="string" calcext:value-type="string">
            <text:p>bash -c 'source /home/user_999/Documents/SysMonitor/main_v4_development/cronrocks_v0.sh; log_command "/var/log/custom_logs/timezone.log" "cat /etc/timezone" "Timezone" "1"'</text:p>
          </table:table-cell>
          <table:table-cell table:style-name="ce24" office:value-type="string" calcext:value-type="string">
            <text:p>* * * * * bash -c 'source /home/user_999/Documents/SysMonitor/main_v4_development/cronrocks_v0.sh; log_command '"'"'/var/log/custom_logs/timezone.log'"'"' '"'"'cat /etc/timezone'"'"' '"'"'Timezone'"'"' '"'"'1'"'"''</text:p>
          </table:table-cell>
          <table:table-cell/>
          <table:table-cell table:style-name="ce24" office:value-type="string" calcext:value-type="string">
            <text:p>sudo timedatectl set-timezone Europe/Berlin</text:p>
          </table:table-cell>
          <table:table-cell table:style-name="ce24" office:value-type="string" calcext:value-type="string">
            <text:p>sudo timedatectl set-timezone Antarctica/South_Pole</text:p>
          </table:table-cell>
          <table:table-cell table:style-name="ce24" office:value-type="string" calcext:value-type="string">
            <text:p>echo "randomdata" | sudo tee /etc/timezone</text:p>
            <text:p/>
          </table:table-cell>
          <table:table-cell table:style-name="ce18" office:value-type="string" calcext:value-type="string">
            <text:p><text:span text:style-name="T2"># Remove permission</text:span></text:p>
            <text:p><text:span text:style-name="T2">sudo chmod 000 /etc/timezone</text:span></text:p>
            <text:p><text:span text:style-name="T2"># Add permission</text:span></text:p>
            <text:p><text:span text:style-name="T2">sudo chmod 644 /etc/timezone</text:span></text:p>
          </table:table-cell>
          <table:table-cell table:number-columns-repeated="16373"/>
        </table:table-row>
        <table:table-row table:style-name="ro2">
          <table:table-cell table:number-columns-repeated="3"/>
          <table:table-cell table:style-name="Default"/>
          <table:table-cell table:number-columns-repeated="16380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7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table:style-name="ce20" office:value-type="string" calcext:value-type="string">
            <text:p>sudo sysctl -a | grep -E '^(net.ipv4.ip_forward |kernel.hostname|vm.swappiness|kernel.randomize_va_space|kernel.sysrq|kernel.dmesg_restrict|vm.overcommit_memory)'</text:p>
          </table:table-cell>
          <table:table-cell table:style-name="ce21" office:value-type="string" calcext:value-type="string">
            <text:p>sudo sysctl -a | grep -E '^(net\.ipv4\.ip_forward |kernel\.hostname |vm\.swappiness |kernel\.randomize_va_space |kernel\.sysrq|kernel\.dmesg_restrict |vm\.overcommit_memory)'</text:p>
          </table:table-cell>
          <table:table-cell table:style-name="ce24" office:value-type="string" calcext:value-type="string">
            <text:p>bash -c 'source /home/user_999/Documents/SysMonitor/main_v4_development/cronrocks_v0.sh; log_command "/var/log/custom_logs/sysctl_settings.log" "sudo sysctl -a | grep -E \"^(net.ipv4.ip_forward|kernel.hostname|vm.swappiness|kernel.randomize_va_space|kernel.sysrq|kernel.dmesg_restrict|vm.overcommit_memory)\"" "Sysctl Settings" "1"'</text:p>
            <text:p/>
          </table:table-cell>
          <table:table-cell table:style-name="ce24" office:value-type="string" calcext:value-type="string">
            <text:p>* * * * * bash -c 'source /home/user_999/Documents/SysMonitor/main_v4_development/cronrocks_v0.sh; log_command '"'"'/var/log/custom_logs/sysctl_settings.log'"'"' '"'"'sudo sysctl -a | grep -E "^(net.ipv4.ip_forward |kernel.hostname|vm.swappiness|kernel.randomize_va_space|kernel.sysrq|kernel.dmesg_restrict|vm.overcommit_memory)"'"'"' '"'"'Sysctl Settings'"'"' '"'"'1'"'"''</text:p>
            <text:p/>
          </table:table-cell>
          <table:table-cell/>
          <table:table-cell table:style-name="ce24" office:value-type="string" calcext:value-type="string">
            <text:p>sudo hostname user999-VirtualBox</text:p>
            <text:p>sudo sysctl -w net.ipv4.ip_forward=1</text:p>
            <text:p>sudo sysctl -w vm.swappiness=60</text:p>
          </table:table-cell>
          <table:table-cell table:style-name="ce27" office:value-type="string" calcext:value-type="string">
            <text:p>or change swappiness to 1</text:p>
          </table:table-cell>
          <table:table-cell table:style-name="ce27" office:value-type="string" calcext:value-type="string">
            <text:p>Change Overcommit Memory/ Change dmesg Restrict</text:p>
          </table:table-cell>
          <table:table-cell table:style-name="ce27"/>
          <table:table-cell table:number-columns-repeated="16373"/>
        </table:table-row>
        <table:table-row table:style-name="ro2">
          <table:table-cell table:number-columns-repeated="8"/>
          <table:table-cell table:style-name="ce29" table:number-columns-repeated="2"/>
          <table:table-cell table:number-columns-repeated="16374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table:style-name="ce20" office:value-type="string" calcext:value-type="string">
            <text:p>ps -eo pid,%cpu,%mem,comm --sort=-%cpu | head -n 5</text:p>
          </table:table-cell>
          <table:table-cell table:style-name="ce21" office:value-type="string" calcext:value-type="string">
            <text:p>ps aux, ps lax</text:p>
          </table:table-cell>
          <table:table-cell table:style-name="ce24" office:value-type="string" calcext:value-type="string">
            <text:p>bash -c 'source /home/user_999/Documents/SysMonitor/main_v4_development/cronrocks_v0.sh; log_command "/var/log/custom_logs/top_cpu_processes.log" "ps -eo pid,%cpu,%mem,comm --sort=-%cpu | head -n 5" "Top CPU Processes" "1"'</text:p>
            <text:p/>
          </table:table-cell>
          <table:table-cell table:style-name="ce24" office:value-type="string" calcext:value-type="string">
            <text:p>* * * * * bash -c 'source /home/user_999/Documents/SysMonitor/main_v4_development/cronrocks_v0.sh; log_command '"'"'/var/log/custom_logs/top_cpu_processes.log'"'"' '"'"'ps -eo pid,%cpu,%mem,comm --sort=-%cpu | head -n 5'"'"' '"'"'Top CPU Processes'"'"' '"'"'1'"'"''</text:p>
            <text:p/>
          </table:table-cell>
          <table:table-cell/>
          <table:table-cell table:style-name="ce24" office:value-type="string" calcext:value-type="string">
            <text:p><text:span text:style-name="T2">_</text:span></text:p>
            <text:p><text:span text:style-name="T2">No need as timeout to 20</text:span>s</text:p>
            <text:p>Would be: pkill yes</text:p>
          </table:table-cell>
          <table:table-cell table:style-name="ce30" office:value-type="string" calcext:value-type="string">
            <text:p>cpu intensive process</text:p>
          </table:table-cell>
          <table:table-cell table:style-name="ce27"/>
          <table:table-cell table:number-columns-repeated="16374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7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table:style-name="ce20" office:value-type="string" calcext:value-type="string">
            <text:p/>
            <text:p>crontab -l | grep -v '^#'</text:p>
          </table:table-cell>
          <table:table-cell table:style-name="ce21" office:value-type="string" calcext:value-type="string">
            <text:p>crontab -l | grep -v '^#'</text:p>
          </table:table-cell>
          <table:table-cell table:style-name="ce24" office:value-type="string" calcext:value-type="string">
            <text:p>bash -c 'source /home/user_999/Documents/SysMonitor/main_v4_development/cronrocks_v0.sh; log_command "/var/log/custom_logs/crontab_entries.log" "crontab -l | grep -v \"^#\"" "Crontab Entries" "1"'</text:p>
            <text:p/>
          </table:table-cell>
          <table:table-cell table:style-name="ce24" office:value-type="string" calcext:value-type="string">
            <text:p>* * * * * bash -c 'source /home/user_999/Documents/SysMonitor/main_v4_development/cronrocks_v0.sh; log_command '"'"'/var/log/custom_logs/crontab_entries.log'"'"' '"'"'crontab -l | grep -v "^#"'"'"' '"'"'Crontab Entries'"'"' '"'"'1'"'"''</text:p>
            <text:p/>
          </table:table-cell>
          <table:table-cell/>
          <table:table-cell table:style-name="ce24" office:value-type="string" calcext:value-type="string">
            <text:p># Removing the added cronjob</text:p>
            <text:p># Defining Cronjob details</text:p>
            <text:p>COMMENT=" Cron job that runs on the 1st of every month at 1:30 AM" </text:p>
            <text:p>CRON_JOB_Part="echo \"Running on the 1st of every month at 1.30 am\""</text:p>
            <text:p># Remove cronjob</text:p>
            <text:p>crontab -l | grep -v -e "$CRON_JOB_Part" -e "$COMMENT" | crontab -;</text:p>
          </table:table-cell>
          <table:table-cell table:style-name="ce30" office:value-type="string" calcext:value-type="string">
            <text:p>Add entry with wrong time expression</text:p>
          </table:table-cell>
          <table:table-cell table:style-name="ce30" office:value-type="string" calcext:value-type="string">
            <text:p><text:span text:style-name="T2">Duplicate Cronjobs</text:span></text:p>
            <text:p/>
            <text:p><text:span text:style-name="T2">(crontab -l ; crontab -l) | crontab -</text:span>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sudo tail -n +9 /etc/fstab | cut -c -44 | fold -w 44</text:p>
            <text:p/>
          </table:table-cell>
          <table:table-cell table:style-name="ce21" office:value-type="string" calcext:value-type="string">
            <text:p>sudo tail -n +9 /etc/fstab | cut -c -44 | fold -w 44</text:p>
          </table:table-cell>
          <table:table-cell table:style-name="ce24" office:value-type="string" calcext:value-type="string">
            <text:p>bash -c 'source /home/user_999/Documents/SysMonitor/main_v4_development/cronrocks_v0.sh; log_command "/var/log/custom_logs/fstab_configuration.log" "sudo tail -n +9 /etc/fstab | cut -c -44 | fold -w 44" "fstab Configuration" 1'</text:p>
            <text:p/>
          </table:table-cell>
          <table:table-cell table:style-name="ce24" office:value-type="string" calcext:value-type="string">
            <text:p>* * * * * bash -c 'source /home/user_999/Documents/SysMonitor/main_v4_development/cronrocks_v0.sh; log_command '"'"'/var/log/custom_logs/fstab_configuration.log'"'"' '"'"'sudo tail -n +9 /etc/fstab | cut -c -44 | fold -w 44'"'"' '"'"'fstab Configuration'"'"' '"'"'1'"'"''</text:p>
            <text:p/>
          </table:table-cell>
          <table:table-cell/>
          <table:table-cell table:style-name="ce24" office:value-type="string" calcext:value-type="string">
            <text:p>sudo sed -i '/UUID=7f9076ce-0050-4b16-a12f-99212a42559d.*\/data/d' /etc/fstab</text:p>
            <text:p/>
            <text:p/>
          </table:table-cell>
          <table:table-cell table:style-name="ce18" office:value-type="string" calcext:value-type="string">
            <text:p><text:span text:style-name="T2">Add a new wrong entry</text:span></text:p>
            <text:p/>
          </table:table-cell>
          <table:table-cell office:value-type="string" calcext:value-type="string">
            <text:p>Insert special characters entry</text:p>
          </table:table-cell>
          <table:table-cell office:value-type="string" calcext:value-type="string">
            <text:p>add incorrect mount point</text:p>
          </table:table-cell>
          <table:table-cell table:number-columns-repeated="16373"/>
        </table:table-row>
        <table:table-row table:style-name="ro2">
          <table:table-cell table:style-name="ce19" table:number-columns-repeated="6"/>
          <table:table-cell/>
          <table:table-cell table:style-name="ce19" table:number-columns-repeated="1637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7"/>
        </table:table-row>
        <table:table-row table:style-name="ro6">
          <table:table-cell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chage -l user_999 | awk -F: '/Last password change|Password expires|Account expires/ {print $1 "\n" $2 "\n"}'</text:p>
          </table:table-cell>
          <table:table-cell table:style-name="ce21" office:value-type="string" calcext:value-type="string">
            <text:p>chage -l user_999 | awk -F: '/Last password change|Password expires|Account expires/ {print \$1 \"\\n\" \$2 \"<text:a xlink:href="file://n/" xlink:type="simple">\\n\</text:a>"}'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6">
          <table:table-cell office:value-type="float" office:value="10" calcext:value-type="float">
            <text:p>10</text:p>
          </table:table-cell>
          <table:table-cell/>
          <table:table-cell table:style-name="ce20" office:value-type="string" calcext:value-type="string">
            <text:p>top -b -n 1 | awk 'NR&gt;6 {print $1, $2, $9, $10, $12}' | head -n 5</text:p>
            <text:p/>
            <text:p/>
          </table:table-cell>
          <table:table-cell table:style-name="ce21" office:value-type="string" calcext:value-type="string">
            <text:p>top -b -n 1 | awk 'NR&gt;6{print \$1, \$2, \$9, \$10, \$12, \$13}'| head -n 5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0">
          <table:table-cell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journalctl -xe | grep -i Shell | tail -n 4</text:p>
          </table:table-cell>
          <table:table-cell table:style-name="ce21" office:value-type="string" calcext:value-type="string">
            <text:p>journalctl -xe | grep -i Shell | tail -n 4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20" office:value-type="string" calcext:value-type="string">
            <text:p>df -h</text:p>
          </table:table-cell>
          <table:table-cell table:style-name="ce21" office:value-type="string" calcext:value-type="string">
            <text:p>df -h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10">
          <table:table-cell office:value-type="float" office:value="13" calcext:value-type="float">
            <text:p>13</text:p>
          </table:table-cell>
          <table:table-cell/>
          <table:table-cell table:style-name="ce20" office:value-type="string" calcext:value-type="string">
            <text:p>vmstat | awk '{print $1, $2, $3, $4, $5, $6}'</text:p>
          </table:table-cell>
          <table:table-cell table:style-name="ce21" office:value-type="string" calcext:value-type="string">
            <text:p>vmstat | awk '{print \$1, \$2, \$3, \$4, \$5, \$6}'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106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15">
          <table:table-cell table:number-columns-repeated="3"/>
          <table:table-cell table:style-name="Default"/>
          <table:table-cell table:number-columns-repeated="16380"/>
        </table:table-row>
        <table:table-row table:style-name="ro2" table:number-rows-repeated="104842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.00.0000</text:date>, <text:time style:data-style-name="N2" text:time-value="19:43:18.6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7:52:53.347000000</meta:creation-date>
    <dc:date>2024-09-07T18:44:50.261000000</dc:date>
    <meta:editing-duration>P1DT6H2M48S</meta:editing-duration>
    <meta:editing-cycles>11</meta:editing-cycles>
    <meta:generator>LibreOffice/24.2.3.2$Windows_X86_64 LibreOffice_project/433d9c2ded56988e8a90e6b2e771ee4e6a5ab2ba</meta:generator>
    <meta:document-statistic meta:table-count="1" meta:cell-count="88" meta:object-count="0"/>
  </office:meta>
</office:document-meta>
</file>